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 Black" svg:font-family="'Roboto Black'" style:font-family-generic="roman" style:font-pitch="variable"/>
    <style:font-face style:name="Roboto Black1" svg:font-family="'Roboto Black'" style:font-family-generic="system" style:font-pitch="variable"/>
    <style:font-face style:name="Roboto Light" svg:font-family="'Roboto Light'" style:font-family-generic="roman" style:font-pitch="variable"/>
    <style:font-face style:name="Roboto Light1" svg:font-family="'Roboto Light'" style:font-family-generic="system" style:font-pitch="variable"/>
    <style:font-face style:name="Roboto1" svg:font-family="Roboto" style:font-family-generic="system" style:font-pitch="variable"/>
  </office:font-face-decls>
  <office:automatic-styles>
    <style:style style:name="Table3" style:family="table">
      <style:table-properties style:width="19.711cm" fo:margin-left="-1.614cm" fo:margin-top="0cm" fo:margin-bottom="0cm" table:align="left"/>
    </style:style>
    <style:style style:name="Table3.A" style:family="table-column">
      <style:table-column-properties style:column-width="0.979cm"/>
    </style:style>
    <style:style style:name="Table3.B" style:family="table-column">
      <style:table-column-properties style:column-width="5.715cm"/>
    </style:style>
    <style:style style:name="Table3.C" style:family="table-column">
      <style:table-column-properties style:column-width="2.752cm"/>
    </style:style>
    <style:style style:name="Table3.D" style:family="table-column">
      <style:table-column-properties style:column-width="3.649cm"/>
    </style:style>
    <style:style style:name="Table3.E" style:family="table-column">
      <style:table-column-properties style:column-width="2.487cm"/>
    </style:style>
    <style:style style:name="Table3.F" style:family="table-column">
      <style:table-column-properties style:column-width="4.129cm"/>
    </style:style>
    <style:style style:name="Table3.1" style:family="table-row">
      <style:table-row-properties fo:keep-together="auto"/>
    </style:style>
    <style:style style:name="Table3.A1" style:family="table-cell">
      <style:table-cell-properties style:vertical-align="" fo:background-color="#999999" fo:padding="0.176cm" fo:border="0.75pt solid #666666">
        <style:background-image/>
      </style:table-cell-properties>
    </style:style>
    <style:style style:name="Table3.A2" style:family="table-cell">
      <style:table-cell-properties style:vertical-align="" fo:background-color="#ffffff" fo:padding="0.176cm" fo:border="0.75pt solid #666666">
        <style:background-image/>
      </style:table-cell-properties>
    </style:style>
    <style:style style:name="Table4" style:family="table">
      <style:table-properties style:width="17.621cm" fo:margin-left="-0.82cm" fo:margin-top="0cm" fo:margin-bottom="0cm" table:align="left"/>
    </style:style>
    <style:style style:name="Table4.A" style:family="table-column">
      <style:table-column-properties style:column-width="6.165cm"/>
    </style:style>
    <style:style style:name="Table4.B" style:family="table-column">
      <style:table-column-properties style:column-width="2.723cm"/>
    </style:style>
    <style:style style:name="Table4.C" style:family="table-column">
      <style:table-column-properties style:column-width="3.177cm"/>
    </style:style>
    <style:style style:name="Table4.D" style:family="table-column">
      <style:table-column-properties style:column-width="5.556cm"/>
    </style:style>
    <style:style style:name="Table4.1" style:family="table-row">
      <style:table-row-properties fo:keep-together="auto"/>
    </style:style>
    <style:style style:name="Table4.A1" style:family="table-cell">
      <style:table-cell-properties style:vertical-align="" fo:background-color="#ffffff" fo:padding="0.176cm" fo:border="0.75pt solid #666666">
        <style:background-image/>
      </style:table-cell-properties>
    </style:style>
    <style:style style:name="P1" style:family="paragraph" style:parent-style-name="Standard">
      <style:paragraph-properties fo:text-align="end" style:justify-single-word="false"/>
      <style:text-properties fo:language="en" fo:country="GB"/>
    </style:style>
    <style:style style:name="P2" style:family="paragraph" style:parent-style-name="Heading_20_2">
      <style:text-properties fo:language="en" fo:country="GB"/>
    </style:style>
    <style:style style:name="P3" style:family="paragraph" style:parent-style-name="Heading_20_3">
      <style:text-properties fo:language="en" fo:country="GB"/>
    </style:style>
    <style:style style:name="P4" style:family="paragraph" style:parent-style-name="Heading_20_3">
      <style:paragraph-properties fo:margin-left="0.635cm" fo:margin-right="0cm" fo:text-indent="0cm" style:auto-text-indent="false"/>
      <style:text-properties fo:language="en" fo:country="GB"/>
    </style:style>
    <style:style style:name="P5" style:family="paragraph" style:parent-style-name="Heading_20_3">
      <style:paragraph-properties fo:text-indent="0cm" style:auto-text-indent="false"/>
      <style:text-properties fo:language="en" fo:country="GB"/>
    </style:style>
    <style:style style:name="P6" style:family="paragraph" style:parent-style-name="Standard">
      <style:paragraph-properties fo:margin-left="0.953cm" fo:margin-right="0cm" fo:text-indent="0cm" style:auto-text-indent="false"/>
      <style:text-properties fo:language="en" fo:country="GB"/>
    </style:style>
    <style:style style:name="P7" style:family="paragraph" style:parent-style-name="Standard">
      <style:paragraph-properties fo:margin-left="0cm" fo:margin-right="0cm" fo:text-indent="0cm" style:auto-text-indent="false"/>
      <style:text-properties fo:language="en" fo:country="GB"/>
    </style:style>
    <style:style style:name="P8" style:family="paragraph" style:parent-style-name="Heading_20_3">
      <style:paragraph-properties fo:margin-left="0.635cm" fo:margin-right="0cm" fo:text-indent="-0.635cm" style:auto-text-indent="false"/>
      <style:text-properties fo:language="en" fo:country="GB"/>
    </style:style>
    <style:style style:name="P9" style:family="paragraph" style:parent-style-name="Heading_20_3">
      <style:paragraph-properties fo:margin-left="1.27cm" fo:margin-right="0cm" fo:text-indent="0.635cm" style:auto-text-indent="false"/>
      <style:text-properties fo:language="en" fo:country="GB"/>
    </style:style>
    <style:style style:name="P10" style:family="paragraph" style:parent-style-name="Standard">
      <style:text-properties fo:language="en" fo:country="GB"/>
    </style:style>
    <style:style style:name="P11" style:family="paragraph" style:parent-style-name="Standard">
      <style:paragraph-properties fo:margin-left="0.953cm" fo:margin-right="0cm" fo:text-indent="0cm" style:auto-text-indent="false"/>
      <style:text-properties fo:language="en" fo:country="GB" officeooo:rsid="00029c1a" officeooo:paragraph-rsid="00029c1a"/>
    </style:style>
    <style:style style:name="P12" style:family="paragraph" style:parent-style-name="Title">
      <style:paragraph-properties fo:text-align="center" style:justify-single-word="false"/>
      <style:text-properties fo:language="en" fo:country="GB" officeooo:paragraph-rsid="00029c1a"/>
    </style:style>
    <style:style style:name="P13" style:family="paragraph" style:parent-style-name="Standard">
      <style:paragraph-properties fo:margin-left="0.953cm" fo:margin-right="0cm" fo:text-align="center" style:justify-single-word="false" fo:text-indent="0cm" style:auto-text-indent="false"/>
      <style:text-properties fo:language="en" fo:country="GB" officeooo:paragraph-rsid="0007ef5e"/>
    </style:style>
    <style:style style:name="P14" style:family="paragraph" style:parent-style-name="Standard">
      <style:paragraph-properties fo:line-height="100%" fo:text-align="center" style:justify-single-word="false" fo:orphans="0" fo:widows="0"/>
      <style:text-properties fo:language="en" fo:country="GB"/>
    </style:style>
    <style:style style:name="P15" style:family="paragraph" style:parent-style-name="Standard">
      <style:paragraph-properties fo:line-height="100%" fo:orphans="0" fo:widows="0"/>
      <style:text-properties fo:language="en" fo:country="GB"/>
    </style:style>
    <style:style style:name="P16" style:family="paragraph" style:parent-style-name="Standard">
      <style:text-properties fo:language="en" fo:country="GB" fo:font-weight="bold" style:font-weight-asian="bold"/>
    </style:style>
    <style:style style:name="P17" style:family="paragraph" style:parent-style-name="Standard">
      <style:paragraph-properties fo:margin-left="0.953cm" fo:margin-right="0cm" fo:text-indent="0cm" style:auto-text-indent="false"/>
      <style:text-properties fo:language="en" fo:country="GB" officeooo:rsid="000383c0" officeooo:paragraph-rsid="000383c0"/>
    </style:style>
    <style:style style:name="P18" style:family="paragraph" style:parent-style-name="Standard">
      <style:paragraph-properties fo:margin-left="0cm" fo:margin-right="0cm" fo:text-indent="0cm" style:auto-text-indent="false"/>
      <style:text-properties fo:language="en" fo:country="GB" officeooo:rsid="000383c0" officeooo:paragraph-rsid="000383c0"/>
    </style:style>
    <style:style style:name="P19" style:family="paragraph" style:parent-style-name="Standard">
      <style:paragraph-properties fo:margin-left="0.953cm" fo:margin-right="0cm" fo:text-indent="0cm" style:auto-text-indent="false"/>
      <style:text-properties fo:language="en" fo:country="GB" style:text-underline-style="none" fo:font-weight="normal" officeooo:rsid="00047932" officeooo:paragraph-rsid="00047932" style:font-weight-asian="normal" style:font-weight-complex="normal"/>
    </style:style>
    <style:style style:name="P20" style:family="paragraph" style:parent-style-name="Standard">
      <style:paragraph-properties fo:margin-left="0.953cm" fo:margin-right="0cm" fo:text-indent="0cm" style:auto-text-indent="false"/>
      <style:text-properties fo:language="en" fo:country="GB" style:text-underline-style="none" fo:font-weight="normal" officeooo:rsid="000cffaa" officeooo:paragraph-rsid="000cffaa" style:font-weight-asian="normal" style:font-weight-complex="normal"/>
    </style:style>
    <style:style style:name="P21" style:family="paragraph" style:parent-style-name="Standard">
      <style:paragraph-properties fo:margin-left="0.953cm" fo:margin-right="0cm" fo:text-indent="0cm" style:auto-text-indent="false"/>
      <style:text-properties fo:language="en" fo:country="GB" officeooo:rsid="00047932" officeooo:paragraph-rsid="00047932"/>
    </style:style>
    <style:style style:name="P22" style:family="paragraph" style:parent-style-name="Standard">
      <style:paragraph-properties fo:margin-left="0.953cm" fo:margin-right="0cm" fo:text-indent="0cm" style:auto-text-indent="false"/>
      <style:text-properties fo:language="en" fo:country="GB" officeooo:paragraph-rsid="000383c0"/>
    </style:style>
    <style:style style:name="P23" style:family="paragraph" style:parent-style-name="Standard">
      <style:paragraph-properties fo:margin-left="0.953cm" fo:margin-right="0cm" fo:text-indent="0cm" style:auto-text-indent="false"/>
      <style:text-properties fo:language="en" fo:country="GB" style:text-underline-style="solid" style:text-underline-width="auto" style:text-underline-color="font-color" fo:font-weight="bold" officeooo:paragraph-rsid="0007ef5e" style:font-weight-asian="bold"/>
    </style:style>
    <style:style style:name="P24" style:family="paragraph" style:parent-style-name="Standard">
      <style:paragraph-properties fo:margin-left="0.953cm" fo:margin-right="0cm" fo:text-indent="0cm" style:auto-text-indent="false"/>
      <style:text-properties fo:language="en" fo:country="GB" officeooo:rsid="0007ef5e" officeooo:paragraph-rsid="0007ef5e"/>
    </style:style>
    <style:style style:name="P25" style:family="paragraph" style:parent-style-name="Heading_20_3">
      <style:text-properties fo:language="en" fo:country="GB" officeooo:paragraph-rsid="000a3e6b"/>
    </style:style>
    <style:style style:name="P26" style:family="paragraph" style:parent-style-name="Standard">
      <style:text-properties fo:language="en" fo:country="GB" officeooo:rsid="000b16a2" officeooo:paragraph-rsid="000b16a2"/>
    </style:style>
    <style:style style:name="P27" style:family="paragraph" style:parent-style-name="Standard">
      <style:paragraph-properties fo:margin-left="0.953cm" fo:margin-right="0cm" fo:text-indent="0cm" style:auto-text-indent="false"/>
      <style:text-properties fo:language="en" fo:country="GB" officeooo:rsid="000b16a2" officeooo:paragraph-rsid="000b16a2"/>
    </style:style>
    <style:style style:name="P28" style:family="paragraph" style:parent-style-name="Standard">
      <style:paragraph-properties fo:margin-left="0.953cm" fo:margin-right="0cm" fo:text-indent="0cm" style:auto-text-indent="false"/>
      <style:text-properties fo:language="en" fo:country="GB" officeooo:rsid="000cffaa" officeooo:paragraph-rsid="000cffaa" fo:background-color="transparent"/>
    </style:style>
    <style:style style:name="P29" style:family="paragraph" style:parent-style-name="Standard">
      <style:paragraph-properties fo:margin-left="0.953cm" fo:margin-right="0cm" fo:text-indent="0cm" style:auto-text-indent="false"/>
      <style:text-properties fo:language="en" fo:country="GB" officeooo:rsid="000cffaa" officeooo:paragraph-rsid="000cffaa"/>
    </style:style>
    <style:style style:name="P30" style:family="paragraph" style:parent-style-name="Standard">
      <style:paragraph-properties fo:line-height="100%" fo:text-align="center" style:justify-single-word="false" fo:orphans="0" fo:widows="0"/>
      <style:text-properties fo:language="en" fo:country="GB" officeooo:rsid="000eebd1" officeooo:paragraph-rsid="000eebd1"/>
    </style:style>
    <style:style style:name="P31" style:family="paragraph" style:parent-style-name="Standard">
      <style:text-properties fo:font-size="17pt" fo:language="en" fo:country="GB" style:text-underline-style="solid" style:text-underline-width="auto" style:text-underline-color="font-color" fo:font-weight="bold" style:font-size-asian="17pt" style:font-weight-asian="bold" style:font-size-complex="17pt"/>
    </style:style>
    <style:style style:name="P32" style:family="paragraph" style:parent-style-name="Standard">
      <style:text-properties fo:font-size="17pt" fo:language="en" fo:country="GB" style:text-underline-style="none" fo:font-weight="normal" officeooo:rsid="000383c0" officeooo:paragraph-rsid="000383c0" style:font-size-asian="17pt" style:font-weight-asian="normal" style:font-size-complex="17pt" style:font-weight-complex="normal"/>
    </style:style>
    <style:style style:name="P33" style:family="paragraph" style:parent-style-name="Standard">
      <style:paragraph-properties fo:text-align="center" style:justify-single-word="false"/>
      <style:text-properties fo:color="#666666" loext:opacity="100%" style:font-name="Roboto Light" fo:language="en" fo:country="GB" style:font-name-asian="Roboto Light1" style:font-name-complex="Roboto Light1"/>
    </style:style>
    <style:style style:name="P34" style:family="paragraph" style:parent-style-name="Standard">
      <style:paragraph-properties fo:line-height="100%" fo:orphans="0" fo:widows="0"/>
      <style:text-properties fo:color="#666666" loext:opacity="100%" style:font-name="Roboto Light" fo:font-size="11pt" fo:language="en" fo:country="GB" style:font-name-asian="Roboto Light1" style:font-size-asian="11pt" style:font-name-complex="Roboto Light1" style:font-size-complex="11pt"/>
    </style:style>
    <style:style style:name="P35" style:family="paragraph" style:parent-style-name="Standard">
      <style:paragraph-properties fo:line-height="100%" fo:text-align="center" style:justify-single-word="false" fo:orphans="0" fo:widows="0"/>
      <style:text-properties fo:color="#f1f3f4" loext:opacity="100%" fo:language="en" fo:country="GB" fo:font-weight="bold" style:font-weight-asian="bold"/>
    </style:style>
    <style:style style:name="P36" style:family="paragraph" style:parent-style-name="Standard">
      <style:paragraph-properties fo:line-height="100%" fo:orphans="0" fo:widows="0"/>
      <style:text-properties fo:color="#f1f3f4" loext:opacity="100%" fo:language="en" fo:country="GB" fo:font-weight="bold" style:font-weight-asian="bold"/>
    </style:style>
    <style:style style:name="P37" style:family="paragraph" style:parent-style-name="Standard">
      <style:paragraph-properties fo:margin-left="0.953cm" fo:margin-right="0cm" fo:text-indent="0cm" style:auto-text-indent="false"/>
      <style:text-properties fo:font-size="14pt" fo:language="en" fo:country="GB" officeooo:rsid="000cffaa" officeooo:paragraph-rsid="000cffaa" style:font-size-asian="14pt" style:font-size-complex="14pt"/>
    </style:style>
    <style:style style:name="P38" style:family="paragraph" style:parent-style-name="Standard">
      <style:paragraph-properties fo:margin-left="0.953cm" fo:margin-right="0cm" fo:text-indent="0cm" style:auto-text-indent="false"/>
      <style:text-properties officeooo:rsid="000cffaa" officeooo:paragraph-rsid="000cffaa"/>
    </style:style>
    <style:style style:name="P39" style:family="paragraph" style:parent-style-name="Title" style:master-page-name="Standard">
      <style:paragraph-properties fo:text-align="center" style:justify-single-word="false" style:page-number="1"/>
      <style:text-properties fo:language="en" fo:country="GB" officeooo:paragraph-rsid="00029c1a"/>
    </style:style>
    <style:style style:name="P40" style:family="paragraph" style:parent-style-name="Heading_20_2">
      <style:text-properties fo:language="en" fo:country="GB"/>
    </style:style>
    <style:style style:name="P41" style:family="paragraph" style:parent-style-name="Standard">
      <style:paragraph-properties fo:margin-left="0cm" fo:margin-right="0cm" fo:text-indent="0cm" style:auto-text-indent="false"/>
      <style:text-properties fo:language="en" fo:country="GB"/>
    </style:style>
    <style:style style:name="P42" style:family="paragraph" style:parent-style-name="Standard" style:list-style-name="WWNum1">
      <style:paragraph-properties fo:margin-left="1.905cm" fo:margin-right="0cm" fo:text-indent="-0.635cm" style:auto-text-indent="false"/>
      <style:text-properties officeooo:paragraph-rsid="00029c1a"/>
    </style:style>
    <style:style style:name="P43" style:family="paragraph">
      <style:paragraph-properties fo:text-align="start"/>
    </style:style>
    <style:style style:name="T1" style:family="text">
      <style:text-properties style:text-underline-style="solid" style:text-underline-width="auto" style:text-underline-color="font-color" fo:font-weight="bold" style:font-weight-asian="bold"/>
    </style:style>
    <style:style style:name="T2" style:family="text">
      <style:text-properties fo:font-size="31pt" style:font-size-asian="31pt" style:font-size-complex="31pt"/>
    </style:style>
    <style:style style:name="T3" style:family="text">
      <style:text-properties fo:font-size="31pt" officeooo:rsid="000b16a2" style:font-size-asian="31pt" style:font-size-complex="31pt"/>
    </style:style>
    <style:style style:name="T4" style:family="text">
      <style:text-properties officeooo:rsid="000383c0"/>
    </style:style>
    <style:style style:name="T5" style:family="text">
      <style:text-properties officeooo:rsid="00047932"/>
    </style:style>
    <style:style style:name="T6" style:family="text">
      <style:text-properties fo:font-size="14pt"/>
    </style:style>
    <style:style style:name="T7" style:family="text">
      <style:text-properties fo:font-size="14pt" style:font-size-asian="14pt" style:font-size-complex="14pt"/>
    </style:style>
    <style:style style:name="T8" style:family="text">
      <style:text-properties fo:font-size="14pt" officeooo:rsid="000b16a2" style:font-size-asian="14pt" style:font-size-complex="14pt"/>
    </style:style>
    <style:style style:name="T9" style:family="text">
      <style:text-properties fo:font-size="14pt" officeooo:rsid="000cffaa" style:font-size-asian="14pt" style:font-size-complex="14pt"/>
    </style:style>
    <style:style style:name="T10" style:family="text">
      <style:text-properties fo:language="en" fo:country="GB" officeooo:rsid="00029c1a"/>
    </style:style>
    <style:style style:name="T11" style:family="text">
      <style:text-properties fo:language="en" fo:country="GB" officeooo:rsid="000383c0"/>
    </style:style>
    <style:style style:name="T12" style:family="text">
      <style:text-properties fo:language="en" fo:country="GB" officeooo:rsid="000eebd1"/>
    </style:style>
    <style:style style:name="T13" style:family="text">
      <style:text-properties officeooo:rsid="000b16a2"/>
    </style:style>
    <style:style style:name="T14" style:family="text">
      <style:text-properties officeooo:rsid="000cffaa"/>
    </style:style>
    <style:style style:name="gr1" style:family="graphic">
      <style:graphic-properties loext:decorative="false" style:vertical-pos="middle"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ombobox form:name="Combo Box 1" form:control-implementation="ooo:com.sun.star.form.component.ComboBox" xml:id="control1" form:id="control1"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 form:control-implementation="ooo:com.sun.star.form.component.ComboBox" xml:id="control2" form:id="control2"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 form:control-implementation="ooo:com.sun.star.form.component.ComboBox" xml:id="control3" form:id="control3" form:dropdown="true" form:current-value="Art" form:value="Art"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4" form:control-implementation="ooo:com.sun.star.form.component.ComboBox" xml:id="control4" form:id="control4" form:dropdown="true" form:current-value="Not start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5" form:control-implementation="ooo:com.sun.star.form.component.ComboBox" xml:id="control5" form:id="control5" form:dropdown="true" form:current-value="Audio" form:value="Audio"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6" form:control-implementation="ooo:com.sun.star.form.component.ComboBox" xml:id="control6" form:id="control6" form:dropdown="true" form:current-value="Not start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7" form:control-implementation="ooo:com.sun.star.form.component.ComboBox" xml:id="control7" form:id="control7"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8" form:control-implementation="ooo:com.sun.star.form.component.ComboBox" xml:id="control8" form:id="control8" form:dropdown="true" form:current-value="Not start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9" form:control-implementation="ooo:com.sun.star.form.component.ComboBox" xml:id="control9" form:id="control9" form:dropdown="true" form:current-value="Audio" form:value="Audio"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0" form:control-implementation="ooo:com.sun.star.form.component.ComboBox" xml:id="control10" form:id="control10" form:dropdown="true" form:current-value="Not start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1" form:control-implementation="ooo:com.sun.star.form.component.ComboBox" xml:id="control11" form:id="control11"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2" form:control-implementation="ooo:com.sun.star.form.component.ComboBox" xml:id="control12" form:id="control12" form:dropdown="true" form:current-value="Not start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3" form:control-implementation="ooo:com.sun.star.form.component.ComboBox" xml:id="control13" form:id="control13" form:dropdown="true" form:current-value="Audio" form:value="Audio"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4" form:control-implementation="ooo:com.sun.star.form.component.ComboBox" xml:id="control14" form:id="control14" form:dropdown="true" form:current-value="Not start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5" form:control-implementation="ooo:com.sun.star.form.component.ComboBox" xml:id="control15" form:id="control15"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6" form:control-implementation="ooo:com.sun.star.form.component.ComboBox" xml:id="control16" form:id="control16" form:dropdown="true" form:current-value="Not start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5" form:control-implementation="ooo:com.sun.star.form.component.ComboBox" xml:id="control17" form:id="control17"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6" form:control-implementation="ooo:com.sun.star.form.component.ComboBox" xml:id="control18" form:id="control18"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41" form:control-implementation="ooo:com.sun.star.form.component.ComboBox" xml:id="control19" form:id="control19"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42" form:control-implementation="ooo:com.sun.star.form.component.ComboBox" xml:id="control20" form:id="control20" form:dropdown="true" form:current-value="Not start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bookmark text:name="_lr899156xjnx"/><text:span text:style-name="T2"><text:s/></text:span><text:span text:style-name="T3">Retail Hell</text:span></text:p>
      <text:p text:style-name="P12"><text:bookmark text:name="_k2hqrk99qjg6"/>DESIGN DOCUMENT</text:p>
      <text:p text:style-name="P33"/>
      <text:p text:style-name="P10"/>
      <text:p text:style-name="P2"><text:bookmark text:name="_shm85ku81o6b"/><text:bookmark-start text:name="__RefHeading___Toc1349_4060707504"/>Introduction<text:bookmark-end text:name="__RefHeading___Toc1349_4060707504"/></text:p>
      <text:p text:style-name="P3"><text:bookmark text:name="_cs1x44f4u87l"/><text:bookmark-start text:name="__RefHeading___Toc1351_4060707504"/>Game Summary Pitch<text:bookmark-end text:name="__RefHeading___Toc1351_4060707504"/></text:p>
      <text:p text:style-name="P26">A fast paced arcade game with a similar feel to Tapper. Balance your mental health with customer satisfaction, the longer you balance both the more points you get.</text:p>
      <text:p text:style-name="P6"><text:tab/></text:p>
      <text:p text:style-name="P4"><text:bookmark text:name="_lbh33z51d5yr"/><text:bookmark-start text:name="__RefHeading___Toc1383_4060707504"/>Inspiration<text:bookmark-end text:name="__RefHeading___Toc1383_4060707504"/></text:p>
      <text:p text:style-name="P27">With gameplay taking lines from Tapper and other simple but tense arcade games and the background coming from my years in retail</text:p>
      <text:p text:style-name="P6"/>
      <text:p text:style-name="P8"><text:bookmark text:name="_ctsr07kbgx7j"/><text:bookmark-start text:name="__RefHeading___Toc1381_4060707504"/>Player Experience<text:bookmark-end text:name="__RefHeading___Toc1381_4060707504"/></text:p>
      <text:p text:style-name="P11">The player <text:span text:style-name="T13">serve customers to maintain their satisfaction bar, take breaks and do things to boost your mental health bar before one drops to zero ending the game.</text:span></text:p>
      <text:p text:style-name="P4"><text:bookmark text:name="_jbgbd05p9r45"/><text:bookmark-start text:name="__RefHeading___Toc1379_4060707504"/>Platform<text:bookmark-end text:name="__RefHeading___Toc1379_4060707504"/></text:p>
      <text:p text:style-name="P6">The game is developed to be released on windows PC</text:p>
      <text:p text:style-name="P10"><text:tab/></text:p>
      <text:p text:style-name="P10"/>
      <text:p text:style-name="P10"/>
      <text:p text:style-name="P10"/>
      <text:p text:style-name="P10"/>
      <text:p text:style-name="P10"/>
      <text:p text:style-name="P10"/>
      <text:p text:style-name="P9"><text:bookmark text:name="_qki4yp1hr52t"/><text:bookmark-start text:name="__RefHeading___Toc1377_4060707504"/><text:soft-page-break/>Development Software<text:bookmark-end text:name="__RefHeading___Toc1377_4060707504"/></text:p>
      <text:list text:style-name="WWNum1">
        <text:list-item>
          <text:p text:style-name="P42"><text:span text:style-name="T10">Development will be on Unity, with artwork </text:span><text:span text:style-name="T11">and animations i</text:span><text:span text:style-name="T10">n Aseprite and music i</text:span><text:span text:style-name="T12">n </text:span><text:a xlink:type="simple" xlink:href="https://yurisizov.itch.io/boscaceoil-blue" text:style-name="Internet_20_link" text:visited-style-name="Visited_20_Internet_20_Link"><text:span text:style-name="T6">Bosca Ceoil Blue</text:span></text:a> </text:p>
        </text:list-item>
      </text:list>
      <text:p text:style-name="P7"/>
      <text:p text:style-name="P4"><text:bookmark text:name="_e2dtzid2e6zz"/><text:bookmark-start text:name="__RefHeading___Toc1375_4060707504"/>Genre<text:bookmark-end text:name="__RefHeading___Toc1375_4060707504"/></text:p>
      <text:p text:style-name="P17">Old School <text:span text:style-name="T13">8bit arcade</text:span></text:p>
      <text:p text:style-name="P7"/>
      <text:p text:style-name="P4"><text:bookmark text:name="_jbmf5pbr5wnw"/><text:bookmark-start text:name="__RefHeading___Toc1373_4060707504"/>Target Audience<text:bookmark-end text:name="__RefHeading___Toc1373_4060707504"/></text:p>
      <text:p text:style-name="P22"><text:span text:style-name="T4">For lovers of Old School </text:span><text:span text:style-name="T13">arcade games, looping gameplay, high score achievers </text:span></text:p>
      <text:p text:style-name="P3"><text:bookmark text:name="_bthowosf56oe"/><text:bookmark-start text:name="__RefHeading___Toc1371_4060707504"/>Gameplay overview<text:bookmark-end text:name="__RefHeading___Toc1371_4060707504"/></text:p>
      <text:p text:style-name="P27">Serve your line of customers but balance your mental health by hiding in the cupboard, talking to staff members but you don’t hide for too long as customers will get less and less happy with you and get the manager.</text:p>
      <text:p text:style-name="P7"/>
      <text:p text:style-name="P5"><text:bookmark text:name="_syu9g7w3n7m6"/><text:bookmark-start text:name="__RefHeading___Toc1369_4060707504"/>Theme Interpretation <text:bookmark-end text:name="__RefHeading___Toc1369_4060707504"/></text:p>
      <text:p text:style-name="P18"><text:tab/><text:span text:style-name="T13">The negative effects of working retail on the human psyche. </text:span><text:span text:style-name="T5"><text:s/></text:span></text:p>
      <text:p text:style-name="P3"><text:bookmark text:name="_jcjh7x82c5yt"/><text:bookmark-start text:name="__RefHeading___Toc1367_4060707504"/>Primary Mechanics<text:bookmark-end text:name="__RefHeading___Toc1367_4060707504"/></text:p>
      <text:p text:style-name="P32"><text:tab/><text:span text:style-name="T8">Very simple running back and forth between different areas, so basic movement with a</text:span><text:span text:style-name="T9">n </text:span><text:span text:style-name="T8">activation button to trigger </text:span><text:span text:style-name="T9">certain effects like serve customers or hide.</text:span></text:p>
      <text:p text:style-name="P7"><text:span text:style-name="T7"><text:tab/></text:span></text:p>
      <text:p text:style-name="P2"><text:soft-page-break/></text:p>
      <text:p text:style-name="P2"><text:bookmark text:name="_fd7k7ms9xahz"/><text:bookmark-start text:name="__RefHeading___Toc1345_4060707504"/>Art<text:bookmark-end text:name="__RefHeading___Toc1345_4060707504"/><text:bookmark text:name="_d6rhu12civ1h"/></text:p>
      <text:p text:style-name="P3"><text:bookmark text:name="_i362so7pn7yr"/><text:bookmark-start text:name="__RefHeading___Toc1361_4060707504"/>Design<text:bookmark-end text:name="__RefHeading___Toc1361_4060707504"/></text:p>
      <text:p text:style-name="P37">8 bit and very simple, one screen, very Atari feeling. </text:p>
      <text:p text:style-name="P13"/>
      <text:p text:style-name="P3"><text:bookmark text:name="_4jwca12ji8fd"/><text:bookmark-start text:name="__RefHeading___Toc1359_4060707504"/>Music<text:bookmark-end text:name="__RefHeading___Toc1359_4060707504"/></text:p>
      <text:p text:style-name="P38">Very basic 8bit loops, nothing to harsh, speeds up when bars get low or time starts to run out.</text:p>
      <text:p text:style-name="P25"><text:bookmark-start text:name="__RefHeading___Toc1357_4060707504"/>Sound Effects<text:bookmark-end text:name="__RefHeading___Toc1357_4060707504"/></text:p>
      <text:p text:style-name="P28">Beeps, whistles, till sounds, angry sounds when bars get too low</text:p>
      <text:p text:style-name="P2"><text:bookmark text:name="_22omlnwl6y5o"/><text:bookmark-start text:name="__RefHeading___Toc1343_4060707504"/>Game Experience<text:bookmark-end text:name="__RefHeading___Toc1343_4060707504"/></text:p>
      <text:p text:style-name="P3"><text:bookmark text:name="_iuk39sf32irh"/><text:bookmark-start text:name="__RefHeading___Toc1355_4060707504"/>UI<text:bookmark-end text:name="__RefHeading___Toc1355_4060707504"/></text:p>
      <text:p text:style-name="P24">Very minimal UI. <text:span text:style-name="T14">Mental health bar and customer satisfaction bar, point counter and timer.</text:span></text:p>
      <text:p text:style-name="P3"/>
      <text:p text:style-name="P5"><text:bookmark text:name="_t6olaicbthga"/><text:bookmark-start text:name="__RefHeading___Toc1353_4060707504"/>Controls<text:bookmark-end text:name="__RefHeading___Toc1353_4060707504"/></text:p>
      <text:p text:style-name="P23">Keyboard </text:p>
      <text:p text:style-name="P19">WASD: Movement</text:p>
      <text:p text:style-name="P20">Space: activate </text:p>
      <text:p text:style-name="P6"><text:line-break/><text:span text:style-name="T1">Gamepad</text:span></text:p>
      <text:p text:style-name="P6"><text:tab/></text:p>
      <text:p text:style-name="P21">DPAD/joystick: movement</text:p>
      <text:p text:style-name="P29">A: activate</text:p>
      <text:p text:style-name="P6"/>
      <text:p text:style-name="P6"/>
      <text:p text:style-name="P2"><text:bookmark text:name="_kaivpvwbg91t"/><text:bookmark-start text:name="__RefHeading___Toc1341_4060707504"/><text:soft-page-break/>Development Timeline<text:bookmark-end text:name="__RefHeading___Toc1341_4060707504"/></text:p>
      <text:p text:style-name="P10"/>
      <text:p text:style-name="P31">MINIMUM VIABLE PRODUCT</text:p>
      <text:p text:style-name="P3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3.1">
            <table:table-cell table:style-name="Table3.A1" office:value-type="string">
              <text:p text:style-name="P35">#</text:p>
            </table:table-cell>
            <table:table-cell table:style-name="Table3.A1" office:value-type="string">
              <text:p text:style-name="P36">Assignment</text:p>
            </table:table-cell>
            <table:table-cell table:style-name="Table3.A1" office:value-type="string">
              <text:p text:style-name="P36">Type</text:p>
            </table:table-cell>
            <table:table-cell table:style-name="Table3.A1" office:value-type="string">
              <text:p text:style-name="P36">Status</text:p>
            </table:table-cell>
            <table:table-cell table:style-name="Table3.A1" office:value-type="string">
              <text:p text:style-name="P36">Finish By</text:p>
            </table:table-cell>
            <table:table-cell table:style-name="Table3.A1" office:value-type="string">
              <text:p text:style-name="P36">Notes</text:p>
            </table:table-cell>
          </table:table-row>
        </table:table-header-rows>
        <table:table-row table:style-name="Table3.1">
          <table:table-cell table:style-name="Table3.A2" office:value-type="string">
            <text:p text:style-name="P14">1</text:p>
          </table:table-cell>
          <table:table-cell table:style-name="Table3.A2" office:value-type="string">
            <text:p text:style-name="P15">Design Document</text:p>
          </table:table-cell>
          <table:table-cell table:style-name="Table3.A2" office:value-type="string">
            <text:p text:style-name="P15"><draw:control text:anchor-type="as-char" draw:z-index="0" draw:name="Shape2" draw:style-name="gr1" draw:text-style-name="P43" svg:width="2.244cm" svg:height="0.736cm" draw:control="control1"/></text:p>
          </table:table-cell>
          <table:table-cell table:style-name="Table3.A2" office:value-type="string">
            <text:p text:style-name="P15"><draw:control text:anchor-type="as-char" draw:z-index="1" draw:name="Shape3" draw:style-name="gr1" draw:text-style-name="P43" svg:width="3.065cm" svg:height="0.736cm" draw:control="control2"/></text:p>
          </table:table-cell>
          <table:table-cell table:style-name="Table3.A2" office:value-type="string">
            <text:p text:style-name="P15"/>
          </table:table-cell>
          <table:table-cell table:style-name="Table3.A2" office:value-type="string">
            <text:p text:style-name="P15"/>
          </table:table-cell>
        </table:table-row>
        <table:table-row table:style-name="Table3.1">
          <table:table-cell table:style-name="Table3.A2" office:value-type="string">
            <text:p text:style-name="P14">2</text:p>
          </table:table-cell>
          <table:table-cell table:style-name="Table3.A2" office:value-type="string">
            <text:p text:style-name="P15">Create player and wall assets</text:p>
          </table:table-cell>
          <table:table-cell table:style-name="Table3.A2" office:value-type="string">
            <text:p text:style-name="P15"><draw:control text:anchor-type="as-char" draw:z-index="2" draw:name="Shape4" draw:style-name="gr1" draw:text-style-name="P43" svg:width="2.244cm" svg:height="0.736cm" draw:control="control3"/></text:p>
          </table:table-cell>
          <table:table-cell table:style-name="Table3.A2" office:value-type="string">
            <text:p text:style-name="P15"><draw:control text:anchor-type="as-char" draw:z-index="3" draw:name="Shape5" draw:style-name="gr1" draw:text-style-name="P43" svg:width="3.065cm" svg:height="0.736cm" draw:control="control4"/></text:p>
          </table:table-cell>
          <table:table-cell table:style-name="Table3.A2" office:value-type="string">
            <text:p text:style-name="P15"/>
          </table:table-cell>
          <table:table-cell table:style-name="Table3.A2" office:value-type="string">
            <text:p text:style-name="P34">Prototype for GDD is done</text:p>
          </table:table-cell>
        </table:table-row>
        <table:table-row table:style-name="Table3.1">
          <table:table-cell table:style-name="Table3.A2" office:value-type="string">
            <text:p text:style-name="P14">3</text:p>
          </table:table-cell>
          <table:table-cell table:style-name="Table3.A2" office:value-type="string">
            <text:p text:style-name="P15">Main menu theme</text:p>
          </table:table-cell>
          <table:table-cell table:style-name="Table3.A2" office:value-type="string">
            <text:p text:style-name="P15"><draw:control text:anchor-type="as-char" draw:z-index="4" draw:name="Shape6" draw:style-name="gr1" draw:text-style-name="P43" svg:width="2.244cm" svg:height="0.736cm" draw:control="control5"/></text:p>
          </table:table-cell>
          <table:table-cell table:style-name="Table3.A2" office:value-type="string">
            <text:p text:style-name="P15"><draw:control text:anchor-type="as-char" draw:z-index="5" draw:name="Shape7" draw:style-name="gr1" draw:text-style-name="P43" svg:width="3.065cm" svg:height="0.736cm" draw:control="control6"/></text:p>
          </table:table-cell>
          <table:table-cell table:style-name="Table3.A2" office:value-type="string">
            <text:p text:style-name="P15"/>
          </table:table-cell>
          <table:table-cell table:style-name="Table3.A2" office:value-type="string">
            <text:p text:style-name="P34">Can be really short, player won’t be on main menu for long</text:p>
          </table:table-cell>
        </table:table-row>
        <table:table-row table:style-name="Table3.1">
          <table:table-cell table:style-name="Table3.A2" office:value-type="string">
            <text:p text:style-name="P14">4</text:p>
          </table:table-cell>
          <table:table-cell table:style-name="Table3.A2" office:value-type="string">
            <text:p text:style-name="P15">UI / Main menu</text:p>
          </table:table-cell>
          <table:table-cell table:style-name="Table3.A2" office:value-type="string">
            <text:p text:style-name="P15"><draw:control text:anchor-type="as-char" draw:z-index="6" draw:name="Shape8" draw:style-name="gr1" draw:text-style-name="P43" svg:width="2.244cm" svg:height="0.736cm" draw:control="control7"/></text:p>
          </table:table-cell>
          <table:table-cell table:style-name="Table3.A2" office:value-type="string">
            <text:p text:style-name="P15"><draw:control text:anchor-type="as-char" draw:z-index="7" draw:name="Shape9" draw:style-name="gr1" draw:text-style-name="P43" svg:width="3.065cm" svg:height="0.736cm" draw:control="control8"/></text:p>
          </table:table-cell>
          <table:table-cell table:style-name="Table3.A2" office:value-type="string">
            <text:p text:style-name="P15"/>
          </table:table-cell>
          <table:table-cell table:style-name="Table3.A2" office:value-type="string">
            <text:p text:style-name="P34">Button UI, screen transition, title screen</text:p>
          </table:table-cell>
        </table:table-row>
        <table:table-row table:style-name="Table3.1">
          <table:table-cell table:style-name="Table3.A2" office:value-type="string">
            <text:p text:style-name="P14">5</text:p>
          </table:table-cell>
          <table:table-cell table:style-name="Table3.A2" office:value-type="string">
            <text:p text:style-name="P15">Level theme</text:p>
          </table:table-cell>
          <table:table-cell table:style-name="Table3.A2" office:value-type="string">
            <text:p text:style-name="P15"><draw:control text:anchor-type="as-char" draw:z-index="8" draw:name="Shape10" draw:style-name="gr1" draw:text-style-name="P43" svg:width="2.244cm" svg:height="0.736cm" draw:control="control9"/></text:p>
          </table:table-cell>
          <table:table-cell table:style-name="Table3.A2" office:value-type="string">
            <text:p text:style-name="P15"><draw:control text:anchor-type="as-char" draw:z-index="9" draw:name="Shape11" draw:style-name="gr1" draw:text-style-name="P43" svg:width="3.065cm" svg:height="0.736cm" draw:control="control10"/></text:p>
          </table:table-cell>
          <table:table-cell table:style-name="Table3.A2" office:value-type="string">
            <text:p text:style-name="P15"/>
          </table:table-cell>
          <table:table-cell table:style-name="Table3.A2" office:value-type="string">
            <text:p text:style-name="P34">Should be more substantial and not annoying</text:p>
          </table:table-cell>
        </table:table-row>
        <table:table-row table:style-name="Table3.1">
          <table:table-cell table:style-name="Table3.A2" office:value-type="string">
            <text:p text:style-name="P14">6</text:p>
          </table:table-cell>
          <table:table-cell table:style-name="Table3.A2" office:value-type="string">
            <text:p text:style-name="P15">Simple player movement</text:p>
          </table:table-cell>
          <table:table-cell table:style-name="Table3.A2" office:value-type="string">
            <text:p text:style-name="P15"><draw:control text:anchor-type="as-char" draw:z-index="10" draw:name="Shape12" draw:style-name="gr1" draw:text-style-name="P43" svg:width="2.244cm" svg:height="0.736cm" draw:control="control11"/></text:p>
          </table:table-cell>
          <table:table-cell table:style-name="Table3.A2" office:value-type="string">
            <text:p text:style-name="P15"><draw:control text:anchor-type="as-char" draw:z-index="11" draw:name="Shape13" draw:style-name="gr1" draw:text-style-name="P43" svg:width="3.065cm" svg:height="0.736cm" draw:control="control12"/></text:p>
          </table:table-cell>
          <table:table-cell table:style-name="Table3.A2" office:value-type="string">
            <text:p text:style-name="P15"/>
          </table:table-cell>
          <table:table-cell table:style-name="Table3.A2" office:value-type="string">
            <text:p text:style-name="P34">Move single cells around and collide with walls</text:p>
          </table:table-cell>
        </table:table-row>
        <table:table-row table:style-name="Table3.1">
          <table:table-cell table:style-name="Table3.A2" office:value-type="string">
            <text:p text:style-name="P30">7</text:p>
          </table:table-cell>
          <table:table-cell table:style-name="Table3.A2" office:value-type="string">
            <text:p text:style-name="P15">Sound effects</text:p>
          </table:table-cell>
          <table:table-cell table:style-name="Table3.A2" office:value-type="string">
            <text:p text:style-name="P15"><draw:control text:anchor-type="as-char" draw:z-index="12" draw:name="Shape24" draw:style-name="gr1" draw:text-style-name="P43" svg:width="2.244cm" svg:height="0.736cm" draw:control="control13"/></text:p>
          </table:table-cell>
          <table:table-cell table:style-name="Table3.A2" office:value-type="string">
            <text:p text:style-name="P15"><draw:control text:anchor-type="as-char" draw:z-index="13" draw:name="Shape25" draw:style-name="gr1" draw:text-style-name="P43" svg:width="3.065cm" svg:height="0.736cm" draw:control="control14"/></text:p>
          </table:table-cell>
          <table:table-cell table:style-name="Table3.A2" office:value-type="string">
            <text:p text:style-name="P15"/>
          </table:table-cell>
          <table:table-cell table:style-name="Table3.A2" office:value-type="string">
            <text:p text:style-name="P34">Player movement, UI interaction</text:p>
          </table:table-cell>
        </table:table-row>
        <table:table-row table:style-name="Table3.1">
          <table:table-cell table:style-name="Table3.A2" office:value-type="string">
            <text:p text:style-name="P30">8</text:p>
          </table:table-cell>
          <table:table-cell table:style-name="Table3.A2" office:value-type="string">
            <text:p text:style-name="P15">Pause menu</text:p>
          </table:table-cell>
          <table:table-cell table:style-name="Table3.A2" office:value-type="string">
            <text:p text:style-name="P15"><draw:control text:anchor-type="as-char" draw:z-index="14" draw:name="Shape26" draw:style-name="gr1" draw:text-style-name="P43" svg:width="2.244cm" svg:height="0.736cm" draw:control="control15"/></text:p>
          </table:table-cell>
          <table:table-cell table:style-name="Table3.A2" office:value-type="string">
            <text:p text:style-name="P15"><draw:control text:anchor-type="as-char" draw:z-index="15" draw:name="Shape27" draw:style-name="gr1" draw:text-style-name="P43" svg:width="3.065cm" svg:height="0.736cm" draw:control="control16"/></text:p>
          </table:table-cell>
          <table:table-cell table:style-name="Table3.A2" office:value-type="string">
            <text:p text:style-name="P15"/>
          </table:table-cell>
          <table:table-cell table:style-name="Table3.A2" office:value-type="string">
            <text:p text:style-name="P34">Access to the main menu or resetting the level</text:p>
          </table:table-cell>
        </table:table-row>
        <table:table-row table:style-name="Table3.1">
          <table:table-cell table:style-name="Table3.A2" office:value-type="string">
            <text:p text:style-name="P30">9</text:p>
          </table:table-cell>
          <table:table-cell table:style-name="Table3.A2" office:value-type="string">
            <text:p text:style-name="P15">SUBMIT</text:p>
          </table:table-cell>
          <table:table-cell table:style-name="Table3.A2" office:value-type="string">
            <text:p text:style-name="P15"><draw:control text:anchor-type="as-char" draw:z-index="16" draw:name="Shape36" draw:style-name="gr1" draw:text-style-name="P43" svg:width="2.244cm" svg:height="0.736cm" draw:control="control17"/></text:p>
          </table:table-cell>
          <table:table-cell table:style-name="Table3.A2" office:value-type="string">
            <text:p text:style-name="P15"><draw:control text:anchor-type="as-char" draw:z-index="17" draw:name="Shape37" draw:style-name="gr1" draw:text-style-name="P43" svg:width="3.065cm" svg:height="0.736cm" draw:control="control18"/></text:p>
          </table:table-cell>
          <table:table-cell table:style-name="Table3.A2" office:value-type="string">
            <text:p text:style-name="P15"/>
          </table:table-cell>
          <table:table-cell table:style-name="Table3.A2" office:value-type="string">
            <text:p text:style-name="P34">Create Itch Page and upload</text:p>
          </table:table-cell>
        </table:table-row>
      </table:table>
      <text:p text:style-name="P7"/>
      <text:p text:style-name="P31">BEYOND (if ahead of schedule / extra time)</text:p>
      <text:p text:style-name="P16"/>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5">Settings Menu</text:p>
          </table:table-cell>
          <table:table-cell table:style-name="Table4.A1" office:value-type="string">
            <text:p text:style-name="P15"><draw:control text:anchor-type="as-char" draw:z-index="18" draw:name="Shape42" draw:style-name="gr1" draw:text-style-name="P43" svg:width="2.244cm" svg:height="0.736cm" draw:control="control19"/></text:p>
          </table:table-cell>
          <table:table-cell table:style-name="Table4.A1" office:value-type="string">
            <text:p text:style-name="P15"><draw:control text:anchor-type="as-char" draw:z-index="19" draw:name="Shape43" draw:style-name="gr1" draw:text-style-name="P43" svg:width="3.065cm" svg:height="0.736cm" draw:control="control20"/></text:p>
          </table:table-cell>
          <table:table-cell table:style-name="Table4.A1" office:value-type="string">
            <text:p text:style-name="P34">Volume slider, fullscreen toggle</text:p>
          </table:table-cell>
        </table:table-row>
      </table:table>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 Black" svg:font-family="'Roboto Black'" style:font-family-generic="roman" style:font-pitch="variable"/>
    <style:font-face style:name="Roboto Black1" svg:font-family="'Roboto Black'" style:font-family-generic="system" style:font-pitch="variable"/>
    <style:font-face style:name="Roboto Light" svg:font-family="'Roboto Light'" style:font-family-generic="roman" style:font-pitch="variable"/>
    <style:font-face style:name="Roboto Light1" svg:font-family="'Roboto Light'"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color="#434343" loext:opacity="100%" style:font-name="Roboto" fo:font-size="14pt" fo:language="en" fo:country="GB" style:letter-kerning="false" style:font-name-asian="Roboto1" style:font-size-asian="14pt" style:language-asian="zh" style:country-asian="CN" style:font-name-complex="Roboto1"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color="#434343" loext:opacity="100%" style:font-name="Roboto" fo:font-size="14pt" fo:language="en" fo:country="GB" style:letter-kerning="false" style:font-name-asian="Roboto1" style:font-size-asian="14pt" style:language-asian="zh" style:country-asian="CN" style:font-name-complex="Roboto1" style:font-size-complex="14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color="#000000" loext:opacity="100%" style:font-name="Roboto" fo:font-family="Roboto" style:font-family-generic="roman" style:font-pitch="variable" fo:font-size="20pt" fo:font-weight="bold" style:font-name-asian="Roboto1" style:font-family-asian="Roboto" style:font-family-generic-asian="system" style:font-pitch-asian="variable" style:font-size-asian="20pt" style:font-weight-asian="bold" style:font-name-complex="Roboto1" style:font-family-complex="Roboto" style:font-family-generic-complex="system" style:font-pitch-complex="variable" style:font-size-complex="20pt"/>
    </style:style>
    <style:style style:name="Heading_20_3" style:display-name="Heading 3" style:family="paragraph" style:parent-style-name="normal" style:next-style-name="Standard" style:default-outline-level="" style:class="text">
      <style:paragraph-properties fo:margin-left="1.27cm" fo:margin-right="0cm" fo:margin-top="0.564cm" fo:margin-bottom="0.141cm" style:contextual-spacing="false" fo:line-height="100%" fo:keep-together="always" fo:text-indent="-0.635cm" style:auto-text-indent="false" fo:keep-with-next="always"/>
      <style:text-properties fo:color="#000000" loext:opacity="100%" fo:font-size="16pt" fo:font-weight="bold" style:font-size-asian="16pt" style:font-weight-asian="bold" style:font-size-complex="16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text-align="center" style:justify-single-word="false" fo:keep-together="always" fo:keep-with-next="always"/>
      <style:text-properties fo:color="#000000" loext:opacity="100%" style:font-name="Roboto Black" fo:font-family="'Roboto Black'" style:font-family-generic="roman" style:font-pitch="variable" fo:font-size="26pt" style:font-name-asian="Roboto Black1" style:font-family-asian="'Roboto Black'" style:font-family-generic-asian="system" style:font-pitch-asian="variable" style:font-size-asian="26pt" style:font-name-complex="Roboto Black1" style:font-family-complex="'Roboto Black'"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2" style:display-name="Contents 2" style:family="paragraph" style:parent-style-name="Index" style:class="index">
      <style:paragraph-properties fo:margin-left="0.499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5.51cm"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text-properties fo:language="en" fo:country="GB"/>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4</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2.2$Windows_X86_64 LibreOffice_project/d56cc158d8a96260b836f100ef4b4ef25d6f1a01</meta:generator>
    <dc:date>2024-07-24T21:51:11.134000000</dc:date>
    <meta:editing-duration>PT27M56S</meta:editing-duration>
    <meta:editing-cycles>10</meta:editing-cycles>
    <meta:document-statistic meta:table-count="2" meta:image-count="0" meta:object-count="0" meta:page-count="4" meta:paragraph-count="102" meta:word-count="409" meta:character-count="2399" meta:non-whitespace-character-count="2053"/>
  </office:meta>
</office:document-meta>
</file>